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6.6931in" table:align="margins"/>
    </style:style>
    <style:style style:name="TablaCC.A" style:family="table-column">
      <style:table-column-properties style:column-width="6.6931in" style:rel-column-width="65535*"/>
    </style:style>
    <style:style style:name="TablaCC.A1" style:family="table-cell">
      <style:table-cell-properties fo:background-color="#ffff99" fo:padding="0.0382in" fo:border="0.25pt solid #000000">
        <style:background-image/>
      </style:table-cell-properties>
    </style:style>
    <style:style style:name="Tabla13" style:family="table">
      <style:table-properties style:width="6.641in" fo:margin-left="-0.0208in" fo:margin-right="0.0729in" table:align="margins" style:writing-mode="lr-tb"/>
    </style:style>
    <style:style style:name="Tabla13.A" style:family="table-column">
      <style:table-column-properties style:column-width="6.641in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1" style:family="table">
      <style:table-properties style:width="6.641in" fo:margin-left="-0.0208in" fo:margin-right="0.0729in" table:align="margins" style:writing-mode="lr-tb"/>
    </style:style>
    <style:style style:name="Tabla1.A" style:family="table-column">
      <style:table-column-properties style:column-width="6.641in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3" style:family="table">
      <style:table-properties style:width="6.641in" fo:margin-left="-0.0208in" fo:margin-right="0.0729in" table:align="margins" style:writing-mode="lr-tb"/>
    </style:style>
    <style:style style:name="Tabla3.A" style:family="table-column">
      <style:table-column-properties style:column-width="6.64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4" style:family="table">
      <style:table-properties style:width="6.641in" fo:margin-left="-0.0208in" fo:margin-right="0.0729in" table:align="margins" style:writing-mode="lr-tb"/>
    </style:style>
    <style:style style:name="Tabla4.A" style:family="table-column">
      <style:table-column-properties style:column-width="6.641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6" style:family="table">
      <style:table-properties style:width="6.641in" fo:margin-left="-0.0208in" fo:margin-right="0.0729in" table:align="margins" style:writing-mode="lr-tb"/>
    </style:style>
    <style:style style:name="Tabla6.A" style:family="table-column">
      <style:table-column-properties style:column-width="6.641in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10" style:family="table">
      <style:table-properties style:width="6.641in" fo:margin-left="-0.0208in" fo:margin-right="0.0729in" table:align="margins" style:writing-mode="lr-tb"/>
    </style:style>
    <style:style style:name="Tabla10.A" style:family="table-column">
      <style:table-column-properties style:column-width="6.641in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9" style:family="table">
      <style:table-properties style:width="6.641in" fo:margin-left="-0.0208in" fo:margin-right="0.0729in" table:align="margins" style:writing-mode="lr-tb"/>
    </style:style>
    <style:style style:name="Tabla9.A" style:family="table-column">
      <style:table-column-properties style:column-width="6.641in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2" style:family="table">
      <style:table-properties style:width="6.641in" fo:margin-left="-0.0208in" fo:margin-right="0.0729in" table:align="margins" style:writing-mode="lr-tb"/>
    </style:style>
    <style:style style:name="Tabla2.A" style:family="table-column">
      <style:table-column-properties style:column-width="6.641in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5" style:family="table">
      <style:table-properties style:width="6.641in" fo:margin-left="-0.0208in" fo:margin-right="0.0729in" table:align="margins" style:writing-mode="lr-tb"/>
    </style:style>
    <style:style style:name="Tabla5.A" style:family="table-column">
      <style:table-column-properties style:column-width="6.64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7" style:family="table">
      <style:table-properties style:width="6.641in" fo:margin-left="-0.0208in" fo:margin-right="0.0729in" table:align="margins" style:writing-mode="lr-tb"/>
    </style:style>
    <style:style style:name="Tabla7.A" style:family="table-column">
      <style:table-column-properties style:column-width="6.641in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8" style:family="table">
      <style:table-properties style:width="6.641in" fo:margin-left="-0.0208in" fo:margin-right="0.0729in" table:align="margins" style:writing-mode="lr-tb"/>
    </style:style>
    <style:style style:name="Tabla8.A" style:family="table-column">
      <style:table-column-properties style:column-width="6.641in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Tabla11" style:family="table">
      <style:table-properties style:width="6.641in" fo:margin-left="-0.0208in" fo:margin-right="0.0729in" table:align="margins" style:writing-mode="lr-tb"/>
    </style:style>
    <style:style style:name="Tabla11.A" style:family="table-column">
      <style:table-column-properties style:column-width="6.641in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075in" fo:padding-right="0.075in" fo:padding-top="0.1181in" fo:padding-bottom="0.1576in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ff" style:font-name="Courier 10 Pitch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3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0.75in" fo:margin-right="0in" fo:line-height="150%" fo:text-indent="0in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0.75in" fo:margin-right="0in" fo:line-height="150%" fo:text-align="center" style:justify-single-word="false" fo:text-indent="0in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fo:color="#000000" style:font-name="Courier New1" fo:font-size="10pt" fo:font-weight="bold" style:font-size-asian="8.75pt" style:font-weight-asian="bold" style:font-size-complex="10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 fo:padding-left="0.0555in" fo:padding-right="0.0555in" fo:padding-top="0.0138in" fo:padding-bottom="0.0138in" fo:border="0.51pt solid #000000"/>
      <style:text-properties style:font-name="Arial1" fo:font-size="20pt" fo:font-weight="bold" style:font-size-asian="20pt" style:font-weight-asian="bold" style:font-size-complex="20pt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0000ff" style:font-name="Courier 10 Pitch" fo:font-weight="normal" style:font-weight-asian="normal" style:font-weight-complex="normal"/>
    </style:style>
    <style:style style:name="P28" style:family="paragraph" style:parent-style-name="Standard" style:list-style-name="WW8Num3">
      <style:paragraph-properties fo:margin-left="0.7417in" fo:margin-right="0in" fo:line-height="150%" fo:text-indent="-0.25in" style:auto-text-indent="false" fo:background-color="transparent">
        <style:tab-stops>
          <style:tab-stop style:position="0.9917in"/>
        </style:tab-stops>
        <style:background-image/>
      </style:paragraph-properties>
      <style:text-properties style:font-name="Garamond" style:font-name-complex="Garamond"/>
    </style:style>
    <style:style style:name="P29" style:family="paragraph" style:parent-style-name="Standard" style:list-style-name="WW8Num2">
      <style:paragraph-properties fo:margin-left="0.7417in" fo:margin-right="0in" fo:line-height="150%" fo:text-indent="-0.25in" style:auto-text-indent="false" fo:background-color="transparent">
        <style:tab-stops>
          <style:tab-stop style:position="0.9917in"/>
        </style:tab-stops>
        <style:background-image/>
      </style:paragraph-properties>
      <style:text-properties style:font-name="Garamond" style:font-name-complex="Garamond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80" style:font-name="Courier 10 Pitch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9846in" fo:margin-right="0in" fo:text-align="start" style:justify-single-word="false" fo:text-indent="0in" style:auto-text-indent="false" fo:padding="0.0193in" fo:border="0.74pt solid #000000" style:shadow="#808080 0.0709in 0.0709in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Text_20_body" style:list-style-name="L4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Text_20_body" style:list-style-name="L2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0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ourier New1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13" style:family="text">
      <style:text-properties fo:color="#800000" style:font-name="Courier 10 Pitch" fo:font-weight="bold" style:font-weight-asian="bold" style:font-weight-complex="bold"/>
    </style:style>
    <style:style style:name="T14" style:family="text"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800000" style:font-name="Courier 10 Pitch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800000" fo:font-weight="bold" style:font-size-asian="12pt" style:font-weight-asian="bold" style:font-weight-complex="bold"/>
    </style:style>
    <style:style style:name="T17" style:family="text">
      <style:text-properties style:font-name="Courier 10 Pitch" fo:font-weight="bold" style:font-weight-asian="bold" style:font-weight-complex="bold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SV. IES Haría</text:p>
      <text:p text:style-name="P7">UT5. AE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0" text:outline-level="1">Prueba práctica</text:h>
      <text:h text:style-name="P40" text:outline-level="1">Usuarios y grupos</text:h>
      <text:h text:style-name="P40" text:outline-level="1">Procesos</text:h>
      <text:h text:style-name="P40" text:outline-level="1">Mediante comandos</text:h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p text:style-name="P2"/>
      <text:p text:style-name="P1"/>
      <text:p text:style-name="P1"/>
      <text:p text:style-name="P18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9"><draw:frame draw:style-name="fr1" draw:name="gráficos16" text:anchor-type="char" svg:x="2.4992in" svg:y="-0.2508in" svg:width="0.9161in" svg:height="0.322in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9"/>
            <text:p text:style-name="P10">Creative<text:span text:style-name="T1"> </text:span>Commons</text:p>
            <text:p text:style-name="P10"/>
            <text:p text:style-name="P10">Reconocimiento-CompartirIgual<text:span text:style-name="T1"> 3</text:span>.0</text:p>
            <text:p text:style-name="P9"/>
            <text:p text:style-name="P8">Usted<text:span text:style-name="T1"> </text:span>es<text:span text:style-name="T1"> </text:span>libre<text:span text:style-name="T1"> </text:span>de:</text:p>
            <text:p text:style-name="P9"/>
            <text:list xml:id="list152205013" text:style-name="WW8Num3">
              <text:list-item>
                <text:p text:style-name="P28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8">hacer<text:span text:style-name="T1"> </text:span>obras<text:span text:style-name="T1"> </text:span>derivadas</text:p>
              </text:list-item>
            </text:list>
            <text:p text:style-name="P9"/>
            <text:p text:style-name="P8">Bajo<text:span text:style-name="T1"> </text:span>las<text:span text:style-name="T1"> </text:span>condiciones<text:span text:style-name="T1"> </text:span>siguientes:</text:p>
            <text:p text:style-name="P13"/>
            <text:p text:style-name="P15"><draw:frame draw:style-name="fr2" draw:name="gráficos17" text:anchor-type="char" svg:x="0in" svg:y="0in" svg:width="0.3327in" svg:height="0.3327in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4"/>
            <text:p text:style-name="P16"><draw:frame draw:style-name="fr2" draw:name="gráficos18" text:anchor-type="char" svg:x="0in" svg:y="0.0528in" svg:width="0.3327in" svg:height="0.3327in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7"/>
            <text:list xml:id="list1556330787" text:style-name="WW8Num2">
              <text:list-item>
                <text:p text:style-name="P29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9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9"/>
            <text:p text:style-name="P8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1"/>
            <text:p text:style-name="P12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4">Realizar las siguientes acciones. Especifica en el recuadro los comandos utilizados y el resultado de ejecutarlos.</text:p>
      <text:p text:style-name="P3"/>
      <text:p text:style-name="P3">1. Crea los grupos <text:span text:style-name="T6">examen </text:span>y <text:span text:style-name="T6">alumnos.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/>
          </table:table-cell>
        </table:table-row>
      </table:table>
      <text:p text:style-name="P19"/>
      <text:p text:style-name="P19">2. Utilizando el comando <text:span text:style-name="T9">adduser</text:span>, con las opciones por defecto, crea el usuario <text:span text:style-name="T6">alu0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</table:table-row>
      </table:table>
      <text:p text:style-name="P19"/>
      <text:p text:style-name="P19">3. Incluye a <text:span text:style-name="T6">alu01</text:span> en el grupo <text:span text:style-name="T6">examen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19"/>
      <text:p text:style-name="P19">4. Cambia el nombre del usuario alu01 por alumno01 cambiando también su carpeta de inicio por <text:span text:style-name="T6">/home/alumno01</text:span> moviendo todo el contenido de la carpeta de inicio anterior.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19"/>
      <text:p text:style-name="P19">5. Dale permiso de <text:span text:style-name="T6">escritura</text:span> al resto de usuarios al directorio /home/alumno01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/>
          </table:table-cell>
        </table:table-row>
      </table:table>
      <text:p text:style-name="P19"/>
      <text:p text:style-name="P34"><text:span text:style-name="T7">6. Cambia el </text:span><text:span text:style-name="T8">grupo principal</text:span><text:span text:style-name="T7"> de </text:span><text:span text:style-name="T8">alumno01</text:span><text:span text:style-name="T7"> por </text:span><text:span text:style-name="T8">alumnos</text:span><text:span text:style-name="T7">.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</table:table-cell>
        </table:table-row>
      </table:table>
      <text:p text:style-name="P22"/>
      <text:p text:style-name="P22">7. Cambia el nombre del grupo <text:span text:style-name="T6">examen</text:span> por el de <text:span text:style-name="T6">prueba</text:span>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22"/>
      <text:p text:style-name="P20"><text:span text:style-name="T7">8. </text:span><text:span text:style-name="T8">Elimina</text:span><text:span text:style-name="T7"> todos los grupos y usuarios creados incluyendo las carpetas de usuario de los mismos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22"/>
      <text:p text:style-name="P22">9. M<text:span text:style-name="T10">uestra sólo las columnas siguientes de los procesos que se ejecutan actualmente: </text:span></text:p>
      <text:p text:style-name="P25"/>
      <text:p text:style-name="P30">USER PID %CPU %MEM COMMAND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/>
          </table:table-cell>
        </table:table-row>
      </table:table>
      <text:p text:style-name="P35"/>
      <text:p text:style-name="P35">10. Gestión de procesos en segundo plano</text:p>
      <text:p text:style-name="P35"/>
      <text:p text:style-name="P35">Desde un terminal ejecuta los siguientes procesos en segundo plano: </text:p>
      <text:list xml:id="list1822860621" text:style-name="L2">
        <text:list-item>
          <text:p text:style-name="P39">gedit</text:p>
        </text:list-item>
        <text:list-item>
          <text:p text:style-name="P39">nano</text:p>
        </text:list-item>
      </text:list>
      <text:p text:style-name="P32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26"/>
          </table:table-cell>
        </table:table-row>
      </table:table>
      <text:p text:style-name="P35"/>
      <text:p text:style-name="P35">Realiza las siguientes acciones:</text:p>
      <text:list xml:id="list1971372508" text:style-name="L4">
        <text:list-item>
          <text:p text:style-name="P36"><text:span text:style-name="T11">Usando el comando </text:span><text:span text:style-name="T14">kill</text:span><text:span text:style-name="T11"> pasa el proceso </text:span><text:span text:style-name="T14">gedit</text:span><text:span text:style-name="T11"> a estado </text:span><text:span text:style-name="T12">detenido</text:span></text:p>
        </text:list-item>
        <text:list-item>
          <text:p text:style-name="P36"><text:span text:style-name="T11">Devuelve </text:span><text:span text:style-name="T14">gedit</text:span><text:span text:style-name="T11"> a </text:span><text:span text:style-name="T12">segundo plano</text:span><text:span text:style-name="T11"> en estado </text:span><text:span text:style-name="T12">ejecutándose</text:span><text:span text:style-name="T11">.</text:span></text:p>
        </text:list-item>
        <text:list-item>
          <text:p text:style-name="P36"><text:span text:style-name="T11">Pasa </text:span><text:span text:style-name="T14">gedit</text:span><text:span text:style-name="T11"> a </text:span><text:span text:style-name="T12">primer plano</text:span><text:span text:style-name="T11"> y </text:span><text:span text:style-name="T12">detenlo</text:span><text:span text:style-name="T11">.</text:span></text:p>
        </text:list-item>
        <text:list-item>
          <text:p text:style-name="P36"><text:span text:style-name="T11">Devuelve </text:span><text:span text:style-name="T14">gedit</text:span><text:span text:style-name="T11"> <text:s/>a </text:span><text:span text:style-name="T12">segundo plano</text:span><text:span text:style-name="T11"> en estado </text:span><text:span text:style-name="T12">ejecutándose</text:span><text:span text:style-name="T11">.</text:span></text:p>
        </text:list-item>
        <text:list-item>
          <text:p text:style-name="P36"><text:span text:style-name="T12">Para</text:span><text:span text:style-name="T11"> los dos procesos con el comando </text:span><text:span text:style-name="T14">kill</text:span><text:span text:style-name="T11"> sin utilizar el </text:span><text:span text:style-name="T14">PID</text:span><text:span text:style-name="T11"> de los procesos.</text:span></text:p>
        </text:list-item>
      </text:list>
      <text:p text:style-name="P38"/>
      <text:p text:style-name="P38">Inserta los comandos utilizados y el resultado de los mismos: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6"/>
          </table:table-cell>
        </table:table-row>
      </table:table>
      <text:p text:style-name="P38"/>
      <text:p text:style-name="P38">11. <text:span text:style-name="T6">Ejecuta</text:span> edit. <text:span text:style-name="T6">Mata</text:span> el proceso asociado a gedit utilizando el comando <text:span text:style-name="T15">killall</text:span> y de forma que se nos <text:span text:style-name="T6">pida confi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6"/>
          </table:table-cell>
        </table:table-row>
      </table:table>
      <text:p text:style-name="P38"/>
      <text:p text:style-name="P38"/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6-10-17T21:47:29</meta:creation-date>
    <dc:date>2012-02-15T05:56:15</dc:date>
    <meta:print-date>2006-12-12T00:09:40</meta:print-date>
    <dc:language>es-ES</dc:language>
    <meta:editing-cycles>61</meta:editing-cycles>
    <meta:editing-duration>PT23H49M42S</meta:editing-duration>
    <meta:document-statistic meta:table-count="13" meta:image-count="3" meta:object-count="0" meta:page-count="4" meta:paragraph-count="42" meta:word-count="386" meta:character-count="2340" meta:non-whitespace-character-count="2001"/>
    <meta:user-defined meta:name="Info 1"/>
    <meta:user-defined meta:name="Info 2"/>
    <meta:user-defined meta:name="Info 3"/>
    <meta:user-defined meta:name="Info 4"/>
  </office:meta>
</office:document-meta>
</file>